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4ef0" officeooo:paragraph-rsid="000b4ef0"/>
    </style:style>
    <style:style style:name="P2" style:family="paragraph" style:parent-style-name="Text_20_body" style:list-style-name="L1">
      <style:text-properties officeooo:rsid="000b4ef0" officeooo:paragraph-rsid="000b4ef0"/>
    </style:style>
    <style:style style:name="P3" style:family="paragraph" style:parent-style-name="Text_20_body" style:list-style-name="L1">
      <style:text-properties fo:font-weight="bold" officeooo:rsid="000b4ef0" officeooo:paragraph-rsid="000b4ef0" style:font-weight-asian="bold" style:font-weight-complex="bold"/>
    </style:style>
    <style:style style:name="P4" style:family="paragraph" style:parent-style-name="Text_20_body" style:list-style-name="L2">
      <style:text-properties fo:font-weight="bold" officeooo:rsid="000bb923" officeooo:paragraph-rsid="000bb923" style:font-weight-asian="bold" style:font-weight-complex="bold"/>
    </style:style>
    <style:style style:name="P5" style:family="paragraph" style:parent-style-name="Text_20_body">
      <style:text-properties fo:font-weight="bold" officeooo:rsid="000bb923" officeooo:paragraph-rsid="000bb923" style:font-weight-asian="bold" style:font-weight-complex="bold"/>
    </style:style>
    <style:style style:name="P6" style:family="paragraph" style:parent-style-name="Text_20_body">
      <style:text-properties officeooo:rsid="000bb923" officeooo:paragraph-rsid="000bb923"/>
    </style:style>
    <style:style style:name="P7" style:family="paragraph" style:parent-style-name="Text_20_body">
      <style:text-properties officeooo:rsid="000c0872" officeooo:paragraph-rsid="000c0872"/>
    </style:style>
    <style:style style:name="P8" style:family="paragraph" style:parent-style-name="Text_20_body" style:list-style-name="L3">
      <style:text-properties officeooo:rsid="000c0872" officeooo:paragraph-rsid="000c0872"/>
    </style:style>
    <style:style style:name="P9" style:family="paragraph" style:parent-style-name="Text_20_body">
      <style:text-properties officeooo:rsid="000c18f2" officeooo:paragraph-rsid="000c18f2"/>
    </style:style>
    <style:style style:name="P10" style:family="paragraph" style:parent-style-name="Text_20_body">
      <style:text-properties officeooo:rsid="000ca8cf" officeooo:paragraph-rsid="000ca8cf"/>
    </style:style>
    <style:style style:name="P11" style:family="paragraph" style:parent-style-name="Title">
      <style:text-properties officeooo:rsid="000b4ef0" officeooo:paragraph-rsid="000b4ef0"/>
    </style:style>
    <style:style style:name="P12" style:family="paragraph" style:parent-style-name="Heading_20_1">
      <style:text-properties officeooo:rsid="000b4ef0" officeooo:paragraph-rsid="000b4ef0"/>
    </style:style>
    <style:style style:name="P13" style:family="paragraph" style:parent-style-name="Heading_20_1">
      <style:text-properties fo:font-weight="bold" officeooo:rsid="000b4ef0" officeooo:paragraph-rsid="000bb923" style:font-weight-asian="bold" style:font-weight-complex="bold"/>
    </style:style>
    <style:style style:name="P14" style:family="paragraph" style:parent-style-name="Heading_20_1">
      <style:text-properties fo:font-weight="bold" officeooo:rsid="000b4ef0" officeooo:paragraph-rsid="000c0872" style:font-weight-asian="bold" style:font-weight-complex="bold"/>
    </style:style>
    <style:style style:name="P15" style:family="paragraph" style:parent-style-name="Heading_20_1">
      <style:text-properties fo:font-weight="bold" officeooo:rsid="000b4ef0" officeooo:paragraph-rsid="000c18f2" style:font-weight-asian="bold" style:font-weight-complex="bold"/>
    </style:style>
    <style:style style:name="P16" style:family="paragraph" style:parent-style-name="Heading_20_1">
      <style:text-properties fo:font-weight="bold" officeooo:rsid="000b4ef0" officeooo:paragraph-rsid="000ca8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b923" style:font-weight-asian="normal" style:font-weight-complex="normal"/>
    </style:style>
    <style:style style:name="T4" style:family="text">
      <style:text-properties fo:font-weight="normal" officeooo:rsid="000c0872" style:font-weight-asian="normal" style:font-weight-complex="normal"/>
    </style:style>
    <style:style style:name="T5" style:family="text">
      <style:text-properties fo:font-weight="normal" officeooo:rsid="000c18f2" style:font-weight-asian="normal" style:font-weight-complex="normal"/>
    </style:style>
    <style:style style:name="T6" style:family="text">
      <style:text-properties fo:font-weight="normal" officeooo:rsid="000ca8c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bhajoba 23.1</text:p>
      <text:h text:style-name="P12" text:outline-level="1">1. Slajd</text:h>
      <text:p text:style-name="P1">Klasické privítanie / predstavenie, prečítanie názvu práce.</text:p>
      <text:h text:style-name="P12" text:outline-level="1">2. Slajd – Motivácia</text:h>
      <text:p text:style-name="P1">Cieľom tohoto slajdu je dokázať zmysel BP práce, teda nahodiť také obecné situácie (prípadne konkrétne), kde by bol výsledok tejto práce užitočný a žiadaný, teda:</text:p>
      <text:list xml:id="list1537593703" text:style-name="L1">
        <text:list-item>
          <text:p text:style-name="P2">popísať, kde a k čomu je možné použiť proc. Gen</text:p>
          <text:list>
            <text:list-item>
              <text:p text:style-name="P2">chceme <text:span text:style-name="T1">tvoriť </text:span><text:span text:style-name="T2">objekty, textúry, obrázky, čokoľvek</text:span></text:p>
            </text:list-item>
          </text:list>
        </text:list-item>
        <text:list-item>
          <text:p text:style-name="P2">aké vlastnosti by to malo sĺňať</text:p>
          <text:list>
            <text:list-item>
              <text:p text:style-name="P2"><text:span text:style-name="T1">dynamická konfigurácia</text:span> = nepotrebujeme skompilovateľný kód, ktorý je možné nastavovať len v compile-time, ale šikovnejšie je mať run-time konfiguráciu, ktorá umožňuje <text:span text:style-name="T1">ľadiť / meniť / tvoriť </text:span>za behu aplikácie.</text:p>
            </text:list-item>
            <text:list-item>
              <text:p text:style-name="P3">flexibilita<text:span text:style-name="T2"> = výstupy procedurálneho generovania nebudú mať pevnú štruktúru, ale </text:span></text:p>
            </text:list-item>
          </text:list>
        </text:list-item>
      </text:list>
      <text:h text:style-name="P13" text:outline-level="1"><text:span text:style-name="T3">3</text:span><text:span text:style-name="T2">. Slajd – Motivácia </text:span><text:span text:style-name="T3">2.0</text:span></text:h>
      <text:p text:style-name="P6"><text:span text:style-name="T2">Konkrétne nastienenie, ako by sa dali realizovať potreby uvedené o slajdy späť:</text:span></text:p>
      <text:list xml:id="list940513100" text:style-name="L2">
        <text:list-item>
          <text:p text:style-name="P4">Jazyk<text:span text:style-name="T2">, ktorým by bolo možné popísať generovanie objektov, založený na L-systémoch</text:span></text:p>
        </text:list-item>
        <text:list-item>
          <text:p text:style-name="P4">Run-time<text:span text:style-name="T2"> konfigurácia systému, prekladom textových súborov, zapísaných v jazyku</text:span></text:p>
        </text:list-item>
        <text:list-item>
          <text:p text:style-name="P4">Výstup definovaný<text:span text:style-name="T2"> konkrétnymi textovými konfiguráciami vo forme kolekcie štruktúr (reťazec symbolov), z ktorých je možné napr. Spracovať len tie, ktorým systém rozumie (v prípade 3D aplikácii napr. Spracovanie </text:span>polynogov<text:span text:style-name="T2"> a </text:span>textúr<text:span text:style-name="T2">).</text:span></text:p>
        </text:list-item>
        <text:list-item>
          <text:p text:style-name="P4"><text:span text:style-name="T2">Zapúzdrenie vo forme </text:span>blackboxu<text:span text:style-name="T2"> – samostatná, odľadená knižnica</text:span></text:p>
        </text:list-item>
      </text:list>
      <text:h text:style-name="P14" text:outline-level="1"><text:span text:style-name="T4">4</text:span><text:span text:style-name="T2">. </text:span><text:span text:style-name="T4">Architektúra</text:span></text:h>
      <text:p text:style-name="P7"><text:span text:style-name="T2">Zmyslom je popísať, ako sa realizuje </text:span><text:span text:style-name="T1">blackbox</text:span><text:span text:style-name="T2"> popísaný v predchádzajúcich slajdoch.</text:span></text:p>
      <text:p text:style-name="P7"><text:span text:style-name="T2">Základná architektúra:</text:span></text:p>
      <text:list xml:id="list249965905" text:style-name="L3">
        <text:list-item>
          <text:p text:style-name="P8"><text:span text:style-name="T2">Preklad vstupných konfiguračných súborov, zapísaných v jazyku</text:span></text:p>
        </text:list-item>
        <text:list-item>
          <text:p text:style-name="P8"><text:span text:style-name="T2">Vybudovanie stromu / grafu objektov</text:span></text:p>
        </text:list-item>
        <text:list-item>
          <text:p text:style-name="P8"><text:span text:style-name="T2">Vybudovanie štruktúry s pravidlami a napojenie pravidiel na objekty</text:span></text:p>
        </text:list-item>
      </text:list>
      <text:h text:style-name="P15" text:outline-level="1"><text:soft-page-break/><text:span text:style-name="T5">5</text:span><text:span text:style-name="T2">. </text:span><text:span text:style-name="T5">Príklad</text:span></text:h>
      <text:p text:style-name="P9"><text:span text:style-name="T2">Príklad, ktorý má ukázať, že výstupom bude nejaká ľubovoľná textom definovaná štruktúru, ktorú ale musí vedieť následne program interpretovať. V tomto prípade sa jedná o primitívnu kocku, definovanú ako 3D pozícia + dĺžka strany.</text:span></text:p>
      <text:p text:style-name="P9"><text:span text:style-name="T2">Z pohľadu vývojár integrujúceho knižnicu potom stačím napísať </text:span><text:span text:style-name="T1">interpretáciu kocky</text:span><text:span text:style-name="T2">, teda jej render a <text:s/>môže generovať ľubovoľné tvary / telesá, založené na kocke.</text:span></text:p>
      <text:p text:style-name="P5"><text:span text:style-name="T2"/></text:p>
      <text:h text:style-name="P16" text:outline-level="1"><text:span text:style-name="T6">6</text:span><text:span text:style-name="T2">. </text:span><text:span text:style-name="T6">TODO</text:span></text:h>
      <text:p text:style-name="P10"><text:span text:style-name="T6">Z</text:span><text:span text:style-name="T2">hrnutie </text:span><text:span text:style-name="T1">čo je už hotové</text:span><text:span text:style-name="T2">, na čo sa ešte sústrediť a podob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1:27:12.973377306</meta:creation-date>
    <dc:date>2018-01-16T12:53:42.560336627</dc:date>
    <meta:editing-duration>PT53M3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2" meta:paragraph-count="27" meta:word-count="295" meta:character-count="1995" meta:non-whitespace-character-count="1734"/>
  </office:meta>
</office:document-meta>
</file>